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 style:list-style-name="L1">
      <style:paragraph-properties fo:text-align="justify" style:justify-single-word="false"/>
    </style:style>
    <style:style style:name="P3" style:family="paragraph" style:parent-style-name="Standard" style:list-style-name="L2">
      <style:paragraph-properties fo:text-align="justify" style:justify-single-word="false"/>
    </style:style>
    <style:style style:name="P4" style:family="paragraph" style:parent-style-name="Standard">
      <style:paragraph-properties fo:text-align="justify" style:justify-single-word="false">
        <style:tab-stops/>
      </style:paragraph-properties>
    </style:style>
    <style:style style:name="P5" style:family="paragraph" style:parent-style-name="Standard" style:list-style-name="L34">
      <style:paragraph-properties fo:text-align="justify" style:justify-single-word="false">
        <style:tab-stops/>
      </style:paragraph-properties>
    </style:style>
    <style:style style:name="P6" style:family="paragraph" style:parent-style-name="Standard" style:list-style-name="L33">
      <style:paragraph-properties fo:text-align="justify" style:justify-single-word="false">
        <style:tab-stops/>
      </style:paragraph-properties>
    </style:style>
    <style:style style:name="P7" style:family="paragraph" style:parent-style-name="Standard" style:list-style-name="L3">
      <style:paragraph-properties fo:text-align="justify" style:justify-single-word="false">
        <style:tab-stops/>
      </style:paragraph-properties>
    </style:style>
    <style:style style:name="P8" style:family="paragraph" style:parent-style-name="Standard" style:list-style-name="L4">
      <style:paragraph-properties fo:text-align="justify" style:justify-single-word="false">
        <style:tab-stops/>
      </style:paragraph-properties>
    </style:style>
    <style:style style:name="P9" style:family="paragraph" style:parent-style-name="Standard" style:list-style-name="L9">
      <style:paragraph-properties fo:text-align="justify" style:justify-single-word="false">
        <style:tab-stops/>
      </style:paragraph-properties>
    </style:style>
    <style:style style:name="P10" style:family="paragraph" style:parent-style-name="Standard" style:list-style-name="L7">
      <style:paragraph-properties fo:text-align="justify" style:justify-single-word="false">
        <style:tab-stops/>
      </style:paragraph-properties>
    </style:style>
    <style:style style:name="P11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12" style:family="paragraph" style:parent-style-name="Standard">
      <style:paragraph-properties fo:text-align="center" style:justify-single-word="false">
        <style:tab-stops/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P13" style:family="paragraph" style:parent-style-name="Standard">
      <style:paragraph-properties fo:text-align="start" style:justify-single-word="false">
        <style:tab-stops/>
      </style:paragraph-properties>
      <style:text-properties style:text-underline-style="solid" style:text-underline-width="auto" style:text-underline-color="font-color" fo:font-weight="bold" style:font-weight-asian="bold" style:font-weight-complex="bold"/>
    </style:style>
    <style:style style:name="P14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15" style:family="paragraph" style:parent-style-name="Standard">
      <style:paragraph-properties fo:text-align="start" style:justify-single-word="false">
        <style:tab-stops/>
      </style:paragraph-properties>
    </style:style>
    <style:style style:name="P16" style:family="paragraph" style:parent-style-name="Standard" style:list-style-name="L10">
      <style:paragraph-properties fo:text-align="start" style:justify-single-word="false">
        <style:tab-stops/>
      </style:paragraph-properties>
    </style:style>
    <style:style style:name="P17" style:family="paragraph" style:parent-style-name="Standard" style:list-style-name="L11">
      <style:paragraph-properties fo:text-align="start" style:justify-single-word="false">
        <style:tab-stops/>
      </style:paragraph-properties>
    </style:style>
    <style:style style:name="P18" style:family="paragraph" style:parent-style-name="Standard" style:list-style-name="L12">
      <style:paragraph-properties fo:text-align="start" style:justify-single-word="false">
        <style:tab-stops/>
      </style:paragraph-properties>
    </style:style>
    <style:style style:name="P19" style:family="paragraph" style:parent-style-name="Standard" style:list-style-name="L13">
      <style:paragraph-properties fo:text-align="start" style:justify-single-word="false">
        <style:tab-stops/>
      </style:paragraph-properties>
    </style:style>
    <style:style style:name="P20" style:family="paragraph" style:parent-style-name="Standard" style:list-style-name="L14">
      <style:paragraph-properties fo:text-align="start" style:justify-single-word="false">
        <style:tab-stops/>
      </style:paragraph-properties>
    </style:style>
    <style:style style:name="P21" style:family="paragraph" style:parent-style-name="Standard" style:list-style-name="L15">
      <style:paragraph-properties fo:text-align="start" style:justify-single-word="false">
        <style:tab-stops/>
      </style:paragraph-properties>
    </style:style>
    <style:style style:name="P22" style:family="paragraph" style:parent-style-name="Standard" style:list-style-name="L16">
      <style:paragraph-properties fo:text-align="start" style:justify-single-word="false">
        <style:tab-stops/>
      </style:paragraph-properties>
    </style:style>
    <style:style style:name="P23" style:family="paragraph" style:parent-style-name="Standard" style:list-style-name="L17">
      <style:paragraph-properties fo:text-align="start" style:justify-single-word="false">
        <style:tab-stops/>
      </style:paragraph-properties>
    </style:style>
    <style:style style:name="P24" style:family="paragraph" style:parent-style-name="Standard" style:list-style-name="L22">
      <style:paragraph-properties fo:text-align="start" style:justify-single-word="false">
        <style:tab-stops/>
      </style:paragraph-properties>
    </style:style>
    <style:style style:name="P25" style:family="paragraph" style:parent-style-name="Standard" style:list-style-name="L23">
      <style:paragraph-properties fo:text-align="start" style:justify-single-word="false">
        <style:tab-stops/>
      </style:paragraph-properties>
    </style:style>
    <style:style style:name="P26" style:family="paragraph" style:parent-style-name="Standard" style:list-style-name="L25">
      <style:paragraph-properties fo:text-align="start" style:justify-single-word="false">
        <style:tab-stops/>
      </style:paragraph-properties>
    </style:style>
    <style:style style:name="P27" style:family="paragraph" style:parent-style-name="Standard" style:list-style-name="L26">
      <style:paragraph-properties fo:text-align="start" style:justify-single-word="false">
        <style:tab-stops/>
      </style:paragraph-properties>
    </style:style>
    <style:style style:name="P28" style:family="paragraph" style:parent-style-name="Standard" style:list-style-name="L27">
      <style:paragraph-properties fo:text-align="start" style:justify-single-word="false">
        <style:tab-stops/>
      </style:paragraph-properties>
    </style:style>
    <style:style style:name="P29" style:family="paragraph" style:parent-style-name="Standard" style:list-style-name="L28">
      <style:paragraph-properties fo:text-align="start" style:justify-single-word="false">
        <style:tab-stops/>
      </style:paragraph-properties>
    </style:style>
    <style:style style:name="P30" style:family="paragraph" style:parent-style-name="Standard" style:list-style-name="L29">
      <style:paragraph-properties fo:text-align="start" style:justify-single-word="false">
        <style:tab-stops/>
      </style:paragraph-properties>
    </style:style>
    <style:style style:name="P31" style:family="paragraph" style:parent-style-name="Standard" style:list-style-name="L30">
      <style:paragraph-properties fo:text-align="start" style:justify-single-word="false">
        <style:tab-stops/>
      </style:paragraph-properties>
    </style:style>
    <style:style style:name="P32" style:family="paragraph" style:parent-style-name="Standard" style:list-style-name="L31">
      <style:paragraph-properties fo:text-align="start" style:justify-single-word="false">
        <style:tab-stops/>
      </style:paragraph-properties>
    </style:style>
    <style:style style:name="P33" style:family="paragraph" style:parent-style-name="Standard" style:list-style-name="L32">
      <style:paragraph-properties fo:text-align="start" style:justify-single-word="false">
        <style:tab-stops/>
      </style:paragraph-properties>
    </style:style>
    <style:style style:name="P34" style:family="paragraph" style:parent-style-name="Standard" style:list-style-name="L35">
      <style:paragraph-properties fo:text-align="start" style:justify-single-word="false">
        <style:tab-stops/>
      </style:paragraph-properties>
    </style:style>
    <style:style style:name="P35" style:family="paragraph" style:parent-style-name="Standard" style:list-style-name="L36">
      <style:paragraph-properties fo:text-align="start" style:justify-single-word="false">
        <style:tab-stops/>
      </style:paragraph-properties>
    </style:style>
    <style:style style:name="P36" style:family="paragraph" style:parent-style-name="Standard" style:list-style-name="L37">
      <style:paragraph-properties fo:text-align="start" style:justify-single-word="false">
        <style:tab-stops/>
      </style:paragraph-properties>
    </style:style>
    <style:style style:name="P37" style:family="paragraph" style:parent-style-name="Standard" style:list-style-name="L38">
      <style:paragraph-properties fo:text-align="start" style:justify-single-word="false">
        <style:tab-stops/>
      </style:paragraph-properties>
    </style:style>
    <style:style style:name="P38" style:family="paragraph" style:parent-style-name="Standard" style:list-style-name="L39">
      <style:paragraph-properties fo:text-align="start" style:justify-single-word="false">
        <style:tab-stops/>
      </style:paragraph-properties>
    </style:style>
    <style:style style:name="P39" style:family="paragraph" style:parent-style-name="Standard" style:list-style-name="L40">
      <style:paragraph-properties fo:text-align="start" style:justify-single-word="false">
        <style:tab-stops/>
      </style:paragraph-properties>
    </style:style>
    <style:style style:name="P40" style:family="paragraph" style:parent-style-name="Standard" style:list-style-name="L41">
      <style:paragraph-properties fo:text-align="start" style:justify-single-word="false">
        <style:tab-stops/>
      </style:paragraph-properties>
    </style:style>
    <style:style style:name="P41" style:family="paragraph" style:parent-style-name="Standard" style:list-style-name="L42">
      <style:paragraph-properties fo:text-align="start" style:justify-single-word="false">
        <style:tab-stops/>
      </style:paragraph-properties>
    </style:style>
    <style:style style:name="P42" style:family="paragraph" style:parent-style-name="Standard" style:list-style-name="L43">
      <style:paragraph-properties fo:text-align="start" style:justify-single-word="false">
        <style:tab-stops/>
      </style:paragraph-properties>
    </style:style>
    <style:style style:name="P43" style:family="paragraph" style:parent-style-name="Standard" style:list-style-name="L44">
      <style:paragraph-properties fo:text-align="start" style:justify-single-word="false">
        <style:tab-stops/>
      </style:paragraph-properties>
    </style:style>
    <style:style style:name="P44" style:family="paragraph" style:parent-style-name="Standard" style:list-style-name="L45">
      <style:paragraph-properties fo:text-align="start" style:justify-single-word="false">
        <style:tab-stops/>
      </style:paragraph-properties>
    </style:style>
    <style:style style:name="P45" style:family="paragraph" style:parent-style-name="Standard" style:list-style-name="L56">
      <style:paragraph-properties fo:text-align="start" style:justify-single-word="false">
        <style:tab-stops/>
      </style:paragraph-properties>
    </style:style>
    <style:style style:name="P46" style:family="paragraph" style:parent-style-name="Standard" style:list-style-name="L57">
      <style:paragraph-properties fo:text-align="start" style:justify-single-word="false">
        <style:tab-stops/>
      </style:paragraph-properties>
    </style:style>
    <style:style style:name="P47" style:family="paragraph" style:parent-style-name="Standard" style:list-style-name="L60">
      <style:paragraph-properties fo:text-align="start" style:justify-single-word="false">
        <style:tab-stops/>
      </style:paragraph-properties>
    </style:style>
    <style:style style:name="P48" style:family="paragraph" style:parent-style-name="Standard" style:list-style-name="L61">
      <style:paragraph-properties fo:text-align="start" style:justify-single-word="false">
        <style:tab-stops/>
      </style:paragraph-properties>
    </style:style>
    <style:style style:name="P49" style:family="paragraph" style:parent-style-name="Standard" style:list-style-name="L62">
      <style:paragraph-properties fo:text-align="start" style:justify-single-word="false">
        <style:tab-stops/>
      </style:paragraph-properties>
    </style:style>
    <style:style style:name="P50" style:family="paragraph" style:parent-style-name="Standard" style:list-style-name="L64">
      <style:paragraph-properties fo:text-align="start" style:justify-single-word="false">
        <style:tab-stops/>
      </style:paragraph-properties>
    </style:style>
    <style:style style:name="P51" style:family="paragraph" style:parent-style-name="Standard" style:list-style-name="L65">
      <style:paragraph-properties fo:text-align="start" style:justify-single-word="false">
        <style:tab-stops/>
      </style:paragraph-properties>
    </style:style>
    <style:style style:name="P52" style:family="paragraph" style:parent-style-name="Standard" style:list-style-name="L67">
      <style:paragraph-properties fo:text-align="start" style:justify-single-word="false">
        <style:tab-stops/>
      </style:paragraph-properties>
    </style:style>
    <style:style style:name="P53" style:family="paragraph" style:parent-style-name="Standard" style:list-style-name="L2">
      <style:paragraph-properties fo:text-align="start" style:justify-single-word="false">
        <style:tab-stops/>
      </style:paragraph-properties>
    </style:style>
    <style:style style:name="P54" style:family="paragraph" style:parent-style-name="Standard" style:list-style-name="L70">
      <style:paragraph-properties fo:text-align="start" style:justify-single-word="false"/>
    </style:style>
    <style:style style:name="P55" style:family="paragraph" style:parent-style-name="Standard">
      <style:paragraph-properties fo:text-align="start" style:justify-single-word="false">
        <style:tab-stops/>
      </style:paragraph-properties>
      <style:text-properties fo:font-weight="bold" style:font-weight-asian="bold" style:font-weight-complex="bold"/>
    </style:style>
    <style:style style:name="P56" style:family="paragraph" style:parent-style-name="Standard" style:list-style-name="L19">
      <style:paragraph-properties fo:text-align="start" style:justify-single-word="false">
        <style:tab-stops/>
      </style:paragraph-properties>
      <style:text-properties fo:font-weight="bold" style:font-weight-asian="bold" style:font-weight-complex="bold"/>
    </style:style>
    <style:style style:name="P57" style:family="paragraph" style:parent-style-name="Standard" style:list-style-name="L48">
      <style:paragraph-properties fo:text-align="start" style:justify-single-word="false">
        <style:tab-stops/>
      </style:paragraph-properties>
      <style:text-properties fo:font-weight="bold" style:font-weight-asian="bold" style:font-weight-complex="bold"/>
    </style:style>
    <style:style style:name="P58" style:family="paragraph" style:parent-style-name="Standard" style:list-style-name="L47">
      <style:paragraph-properties fo:text-align="start" style:justify-single-word="false">
        <style:tab-stops/>
      </style:paragraph-properties>
      <style:text-properties fo:font-weight="bold" style:font-weight-asian="bold" style:font-weight-complex="bold"/>
    </style:style>
    <style:style style:name="P59" style:family="paragraph" style:parent-style-name="Standard" style:list-style-name="L49">
      <style:paragraph-properties fo:text-align="start" style:justify-single-word="false">
        <style:tab-stops/>
      </style:paragraph-properties>
      <style:text-properties fo:font-weight="bold" style:font-weight-asian="bold" style:font-weight-complex="bold"/>
    </style:style>
    <style:style style:name="P60" style:family="paragraph" style:parent-style-name="Standard" style:list-style-name="L50">
      <style:paragraph-properties fo:text-align="start" style:justify-single-word="false">
        <style:tab-stops/>
      </style:paragraph-properties>
      <style:text-properties fo:font-weight="bold" style:font-weight-asian="bold" style:font-weight-complex="bold"/>
    </style:style>
    <style:style style:name="P61" style:family="paragraph" style:parent-style-name="Standard" style:list-style-name="L51">
      <style:paragraph-properties fo:text-align="start" style:justify-single-word="false">
        <style:tab-stops/>
      </style:paragraph-properties>
      <style:text-properties fo:font-weight="bold" style:font-weight-asian="bold" style:font-weight-complex="bold"/>
    </style:style>
    <style:style style:name="P62" style:family="paragraph" style:parent-style-name="Standard" style:list-style-name="L52">
      <style:paragraph-properties fo:text-align="start" style:justify-single-word="false">
        <style:tab-stops/>
      </style:paragraph-properties>
      <style:text-properties fo:font-weight="bold" style:font-weight-asian="bold" style:font-weight-complex="bold"/>
    </style:style>
    <style:style style:name="P63" style:family="paragraph" style:parent-style-name="Standard" style:list-style-name="L53">
      <style:paragraph-properties fo:text-align="start" style:justify-single-word="false">
        <style:tab-stops/>
      </style:paragraph-properties>
      <style:text-properties fo:font-weight="bold" style:font-weight-asian="bold" style:font-weight-complex="bold"/>
    </style:style>
    <style:style style:name="P64" style:family="paragraph" style:parent-style-name="Standard" style:list-style-name="L54">
      <style:paragraph-properties fo:text-align="start" style:justify-single-word="false">
        <style:tab-stops/>
      </style:paragraph-properties>
      <style:text-properties fo:font-weight="bold" style:font-weight-asian="bold" style:font-weight-complex="bold"/>
    </style:style>
    <style:style style:name="P65" style:family="paragraph" style:parent-style-name="Standard" style:list-style-name="L55">
      <style:paragraph-properties fo:text-align="start" style:justify-single-word="false">
        <style:tab-stops/>
      </style:paragraph-properties>
      <style:text-properties fo:font-weight="bold" style:font-weight-asian="bold" style:font-weight-complex="bold"/>
    </style:style>
    <style:style style:name="P66" style:family="paragraph" style:parent-style-name="Standard" style:list-style-name="L58">
      <style:paragraph-properties fo:text-align="start" style:justify-single-word="false">
        <style:tab-stops/>
      </style:paragraph-properties>
      <style:text-properties fo:font-weight="bold" style:font-weight-asian="bold" style:font-weight-complex="bold"/>
    </style:style>
    <style:style style:name="P67" style:family="paragraph" style:parent-style-name="Standard" style:list-style-name="L59">
      <style:paragraph-properties fo:text-align="start" style:justify-single-word="false">
        <style:tab-stops/>
      </style:paragraph-properties>
      <style:text-properties fo:font-weight="bold" style:font-weight-asian="bold" style:font-weight-complex="bold"/>
    </style:style>
    <style:style style:name="P68" style:family="paragraph" style:parent-style-name="Standard" style:list-style-name="L63">
      <style:paragraph-properties fo:text-align="start" style:justify-single-word="false">
        <style:tab-stops/>
      </style:paragraph-properties>
      <style:text-properties fo:font-weight="bold" style:font-weight-asian="bold" style:font-weight-complex="bold"/>
    </style:style>
    <style:style style:name="P69" style:family="paragraph" style:parent-style-name="Standard" style:list-style-name="L69">
      <style:paragraph-properties fo:text-align="start" style:justify-single-word="false">
        <style:tab-stops/>
      </style:paragraph-properties>
      <style:text-properties fo:font-weight="bold" style:font-weight-asian="bold" style:font-weight-complex="bold"/>
    </style:style>
    <style:style style:name="P70" style:family="paragraph" style:parent-style-name="Standard" style:list-style-name="L66">
      <style:paragraph-properties fo:text-align="start" style:justify-single-word="false">
        <style:tab-stops/>
      </style:paragraph-properties>
      <style:text-properties fo:font-weight="bold" style:font-weight-asian="bold" style:font-weight-complex="bold"/>
    </style:style>
    <style:style style:name="P71" style:family="paragraph" style:parent-style-name="Standard">
      <style:paragraph-properties fo:text-align="justify" style:justify-single-word="false"/>
      <style:text-properties fo:font-weight="bold" style:font-weight-asian="bold" style:font-weight-complex="bold"/>
    </style:style>
    <style:style style:name="P72" style:family="paragraph" style:parent-style-name="Standard" style:list-style-name="L2">
      <style:paragraph-properties fo:margin-left="2.672cm" fo:margin-right="0cm" fo:text-align="start" style:justify-single-word="false" fo:text-indent="-0.635cm" style:auto-text-indent="false">
        <style:tab-stops>
          <style:tab-stop style:position="-0.238cm"/>
        </style:tab-stops>
      </style:paragraph-properties>
    </style:style>
    <style:style style:name="P73" style:family="paragraph" style:parent-style-name="Standard" style:list-style-name="L2">
      <style:paragraph-properties fo:margin-left="2.752cm" fo:margin-right="0cm" fo:text-align="justify" style:justify-single-word="false" fo:text-indent="-0.635cm" style:auto-text-indent="false">
        <style:tab-stops/>
      </style:paragraph-properties>
    </style:style>
    <style:style style:name="P74" style:family="paragraph" style:parent-style-name="Standard">
      <style:paragraph-properties fo:margin-left="2.752cm" fo:margin-right="0cm" fo:text-align="start" style:justify-single-word="false" fo:text-indent="-0.635cm" style:auto-text-indent="false">
        <style:tab-stops/>
      </style:paragraph-properties>
    </style:style>
    <style:style style:name="P75" style:family="paragraph" style:parent-style-name="Standard" style:list-style-name="L2">
      <style:paragraph-properties fo:margin-left="2.752cm" fo:margin-right="0cm" fo:text-align="start" style:justify-single-word="false" fo:text-indent="-0.635cm" style:auto-text-indent="false">
        <style:tab-stops/>
      </style:paragraph-properties>
    </style:style>
    <style:style style:name="P76" style:family="paragraph" style:parent-style-name="Standard">
      <style:paragraph-properties fo:margin-left="2.117cm" fo:margin-right="0cm" fo:text-align="start" style:justify-single-word="false" fo:text-indent="0cm" style:auto-text-indent="false">
        <style:tab-stops/>
      </style:paragraph-properties>
    </style:style>
    <style:style style:name="P77" style:family="paragraph" style:parent-style-name="Standard" style:list-style-name="L2">
      <style:paragraph-properties fo:margin-left="2.117cm" fo:margin-right="0cm" fo:text-align="start" style:justify-single-word="false" fo:text-indent="0cm" style:auto-text-indent="false">
        <style:tab-stops/>
      </style:paragraph-properties>
    </style:style>
    <style:style style:name="P78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</style:style>
    <style:style style:name="P79" style:family="paragraph" style:parent-style-name="Standard" style:list-style-name="L2">
      <style:paragraph-properties fo:margin-left="0cm" fo:margin-right="0cm" fo:text-align="start" style:justify-single-word="false" fo:text-indent="0cm" style:auto-text-indent="false">
        <style:tab-stops/>
      </style:paragraph-properties>
    </style:style>
    <style:style style:name="P80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P81" style:family="paragraph" style:parent-style-name="Standard">
      <style:paragraph-properties fo:margin-left="0cm" fo:margin-right="0cm" fo:text-align="justify" style:justify-single-word="false" fo:text-indent="0cm" style:auto-text-indent="false">
        <style:tab-stops/>
      </style:paragraph-properties>
    </style:style>
    <style:style style:name="P82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style:text-underline-style="solid" style:text-underline-width="auto" style:text-underline-color="font-color"/>
    </style:style>
    <style:style style:name="P83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style:text-underline-style="solid" style:text-underline-width="auto" style:text-underline-color="font-color" fo:font-weight="bold" style:font-weight-asian="bold" style:font-weight-complex="bold"/>
    </style:style>
    <style:style style:name="P84" style:family="paragraph" style:parent-style-name="Standard">
      <style:paragraph-properties fo:margin-left="0cm" fo:margin-right="0cm" fo:text-align="start" style:justify-single-word="false" fo:text-indent="0cm" style:auto-text-indent="false" fo:break-before="page">
        <style:tab-stops/>
      </style:paragraph-properties>
    </style:style>
    <style:style style:name="P85" style:family="paragraph" style:parent-style-name="Standard">
      <style:paragraph-properties fo:margin-left="0.026cm" fo:margin-right="0cm" fo:text-align="start" style:justify-single-word="false" fo:text-indent="0.026cm" style:auto-text-indent="false">
        <style:tab-stops/>
      </style:paragraph-properties>
    </style:style>
    <style:style style:name="P86" style:family="paragraph" style:parent-style-name="Standard" style:list-style-name="L2">
      <style:paragraph-properties fo:margin-left="0.026cm" fo:margin-right="0cm" fo:text-align="center" style:justify-single-word="false" fo:text-indent="-0.026cm" style:auto-text-indent="false" fo:break-before="page">
        <style:tab-stops>
          <style:tab-stop style:position="0.265cm"/>
        </style:tab-stops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P87" style:family="paragraph" style:parent-style-name="Standard">
      <style:paragraph-properties fo:margin-left="-1.251cm" fo:margin-right="0cm" fo:text-align="start" style:justify-single-word="false" fo:text-indent="0cm" style:auto-text-indent="false">
        <style:tab-stops/>
      </style:paragraph-properties>
    </style:style>
    <style:style style:name="P88" style:family="paragraph" style:parent-style-name="Standard">
      <style:paragraph-properties fo:margin-left="-1.251cm" fo:margin-right="0cm" fo:text-align="justify" style:justify-single-word="false" fo:text-indent="0cm" style:auto-text-indent="false">
        <style:tab-stops/>
      </style:paragraph-properties>
    </style:style>
    <style:style style:name="P89" style:family="paragraph" style:parent-style-name="Standard">
      <style:paragraph-properties fo:margin-left="-2.501cm" fo:margin-right="0cm" fo:text-align="start" style:justify-single-word="false" fo:text-indent="0cm" style:auto-text-indent="false">
        <style:tab-stops/>
      </style:paragraph-properties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weight-asian="bold"/>
    </style:style>
    <style:style style:name="T4" style:family="text">
      <style:text-properties style:font-weight-complex="bold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626cm" fo:text-indent="-0.635cm" fo:margin-left="2.626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261cm" fo:text-indent="-0.635cm" fo:margin-left="3.261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896cm" fo:text-indent="-0.635cm" fo:margin-left="3.896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531cm" fo:text-indent="-0.635cm" fo:margin-left="4.531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166cm" fo:text-indent="-0.635cm" fo:margin-left="5.166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801cm" fo:text-indent="-0.635cm" fo:margin-left="5.801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436cm" fo:text-indent="-0.635cm" fo:margin-left="6.436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7.071cm" fo:text-indent="-0.635cm" fo:margin-left="7.071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706cm" fo:text-indent="-0.635cm" fo:margin-left="7.706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341cm" fo:text-indent="-0.635cm" fo:margin-left="8.341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626cm" fo:text-indent="-0.635cm" fo:margin-left="2.626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261cm" fo:text-indent="-0.635cm" fo:margin-left="3.261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896cm" fo:text-indent="-0.635cm" fo:margin-left="3.896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531cm" fo:text-indent="-0.635cm" fo:margin-left="4.531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166cm" fo:text-indent="-0.635cm" fo:margin-left="5.166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801cm" fo:text-indent="-0.635cm" fo:margin-left="5.801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436cm" fo:text-indent="-0.635cm" fo:margin-left="6.436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7.071cm" fo:text-indent="-0.635cm" fo:margin-left="7.071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706cm" fo:text-indent="-0.635cm" fo:margin-left="7.706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341cm" fo:text-indent="-0.635cm" fo:margin-left="8.341cm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4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626cm" fo:text-indent="-0.635cm" fo:margin-left="2.626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261cm" fo:text-indent="-0.635cm" fo:margin-left="3.261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896cm" fo:text-indent="-0.635cm" fo:margin-left="3.896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531cm" fo:text-indent="-0.635cm" fo:margin-left="4.531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166cm" fo:text-indent="-0.635cm" fo:margin-left="5.166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801cm" fo:text-indent="-0.635cm" fo:margin-left="5.801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436cm" fo:text-indent="-0.635cm" fo:margin-left="6.436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7.071cm" fo:text-indent="-0.635cm" fo:margin-left="7.071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706cm" fo:text-indent="-0.635cm" fo:margin-left="7.706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341cm" fo:text-indent="-0.635cm" fo:margin-left="8.341cm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5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6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Clase AgenteRemoto</text:p>
      <text:p text:style-name="Standard"/>
      <text:p text:style-name="P1">Esta clase es el proxy del agente. A traves de la misma el servidor obtendrá entradas de actualización y enviara respuestas. Es, a su vez, producer que alimenta la cola de consultas del servidor. Se maneja en un hilo aparte, dado que va a haber un AgenteRemoto por agente conectado al servidor.</text:p>
      <text:p text:style-name="P1"/>
      <text:p text:style-name="P71"><text:span text:style-name="T5">Atributos:</text:span></text:p>
      <text:list xml:id="list1735745364" text:style-name="L70">
        <text:list-item>
          <text:p text:style-name="P54"><text:span text:style-name="T2">Mutex m</text:span>: es un mutex que se utiliza para manejar correctamente el envio de respuestas a traves del socket al agente</text:p>
        </text:list-item>
      </text:list>
      <text:p text:style-name="P1"/>
      <text:list xml:id="list1767331674" text:style-name="L1">
        <text:list-item>
          <text:p text:style-name="P2"><text:span text:style-name="T2">Socket agente</text:span>: es el socket que se encuentra conectado al agente. El</text:p>
          <text:p text:style-name="P2">AgenteRemoto se debe encargar de liberarlo y cerrarlo debidamente.</text:p>
          <text:p text:style-name="P2"><text:s text:c="2"/></text:p>
        </text:list-item>
        <text:list-item>
          <text:p text:style-name="P2"><text:span text:style-name="T2">ResolvedorEntradas&amp; blresolvedor</text:span>: la interfaz resolvedor entrada nos</text:p>
          <text:p text:style-name="P2">permite desacoplarnos de lo que sea que haya abajo. El único requisito</text:p>
          <text:p text:style-name="P2">es que mantenga el invariante de que las entradas solo se resuelven</text:p>
          <text:p text:style-name="P2">de a una.</text:p>
          <text:p text:style-name="P2"><text:s text:c="2"/></text:p>
        </text:list-item>
        <text:list-item>
          <text:p text:style-name="P2"><text:span text:style-name="T2">unsigned id</text:span>: un id de cliente remoto, que sirve para identificación</text:p>
          <text:p text:style-name="P2"><text:s/></text:p>
        </text:list-item>
        <text:list-item>
          <text:p text:style-name="P2"><text:span text:style-name="T2">ConsultasAgentesServidor&amp; cconsultas</text:span>: es una referencia a la cola de</text:p>
          <text:p text:style-name="P2">consultas de los agentes del servidor. Es la cola que contiene todos</text:p>
          <text:p text:style-name="P2">los pedidos de actualización que tiene el servidor. La misma debe ser</text:p>
          <text:p text:style-name="P2">“tread safe.”</text:p>
        </text:list-item>
      </text:list>
      <text:p text:style-name="P1"/>
      <text:p text:style-name="P14">Métodos públicos:</text:p>
      <text:list xml:id="list1217813675" text:style-name="L2">
        <text:list-item>
          <text:p text:style-name="P3"><text:span text:style-name="T2">void correr()</text:span>:<text:tab/>Método que se ejecuta mientras este en ejecución el hilo. Es el</text:p>
          <text:p text:style-name="P3">encargado de recibir elementos del socket y encolarlos para que</text:p>
          <text:p text:style-name="P3">responda el servidor</text:p>
          <text:p text:style-name="P3"/>
        </text:list-item>
        <text:list-item>
          <text:p text:style-name="P3"><text:span text:style-name="T2">void detener_agente()</text:span>: Detiene la ejecución del agente remoto. Cierra la conexión, detiene<text:tab/>y sincroniza</text:p>
          <text:p text:style-name="P3"/>
        </text:list-item>
        <text:list-item>
          <text:p text:style-name="P3"><text:span text:style-name="T2">void enviarRespuesta(Respuesta&amp; r)</text:span>: Envía la respuesta obtenida del servidor al agente</text:p>
          <text:p text:style-name="P3"/>
        </text:list-item>
        <text:list-item>
          <text:p text:style-name="P72"><text:span text:style-name="T2"><text:s/>AgenteRemoto(Socket agt, ResolvedorEntradas&amp; rentr, ConsultasAgentesServidor&amp; cons)</text:span>: constructor del agente remoto. Recibe el socket activo conectado con el servidor y un resolvedor de entradas</text:p>
          <text:p text:style-name="P3"/>
        </text:list-item>
        <text:list-item>
          <text:p text:style-name="P3"><text:span text:style-name="T2">~AgenteRemoto()</text:span>: destructor de agente remoto. Si esta corriendo, lo detiene. Si</text:p>
          <text:p text:style-name="P73">esta conectado, lo desconecta</text:p>
          <text:p text:style-name="P73"/>
          <text:p text:style-name="P86">Clase ArchivoDeDatos</text:p>
        </text:list-item>
      </text:list>
      <text:p text:style-name="P74"></text:p>
      <text:p text:style-name="P85">Esta clase es la encargada de almacenar todo tipo de registros guardándolos en disco, permitiendo acceder a estos a partir de su id de registro.</text:p>
      <text:p text:style-name="P74"></text:p>
      <text:p text:style-name="P83">Atributos:</text:p>
      <text:list xml:id="list2151323920" text:continue-numbering="true" text:style-name="L2">
        <text:list-item>
          <text:p text:style-name="P75"><text:tab/><text:span text:style-name="T2">fstream _archivoPrincipa</text:span>l: stream que contiene los registros de tamaño </text:p>
        </text:list-item>
      </text:list>
      <text:p text:style-name="P76">variable en disco.</text:p>
      <text:list xml:id="list855163857" text:continue-numbering="true" text:style-name="L2">
        <text:list-header>
          <text:p text:style-name="P75"></text:p>
        </text:list-header>
        <text:list-item>
          <text:p text:style-name="P75"><text:tab/><text:span text:style-name="T2">fstream _posRelativas</text:span>: stream que contiene las posiciones relativas de los </text:p>
        </text:list-item>
      </text:list>
      <text:p text:style-name="P74">registros del _archivoPrincipal.</text:p>
      <text:list xml:id="list1970562302" text:continue-numbering="true" text:style-name="L2">
        <text:list-header>
          <text:p text:style-name="P75"></text:p>
        </text:list-header>
        <text:list-item>
          <text:p text:style-name="P75"><text:tab/><text:span text:style-name="T2">Id_Registro _ultimoID</text:span>: variable numérica que representa la cantidad de </text:p>
          <text:p text:style-name="P77">registros que se encuentran almacenados.</text:p>
          <text:p text:style-name="P75"></text:p>
        </text:list-item>
        <text:list-item>
          <text:p text:style-name="P75"><text:tab/><text:span text:style-name="T2">std::string _rutaArchivoPrin</text:span>: string que guarda la ruta del archivo </text:p>
          <text:p text:style-name="P77">principal en disco.</text:p>
          <text:p text:style-name="P75"></text:p>
        </text:list-item>
        <text:list-item>
          <text:p text:style-name="P75"><text:tab/><text:span text:style-name="T2">std::string _rutaArchivoSec</text:span>: string que guarda la ruta del archivo </text:p>
          <text:p text:style-name="P77">de posiciones relativas.</text:p>
          <text:p text:style-name="P79"></text:p>
        </text:list-item>
        <text:list-item>
          <text:p text:style-name="P53"><text:span text:style-name="T2">Mutex _mutex</text:span>: utilizado para bloquear el acceso a disco para hacer la </text:p>
          <text:p text:style-name="P77">clase "Thread Safe".</text:p>
        </text:list-item>
      </text:list>
      <text:p text:style-name="P74"/>
      <text:p text:style-name="P78"/>
      <text:p text:style-name="P80">Clase BaseDeDatos</text:p>
      <text:p text:style-name="P78"></text:p>
      <text:p text:style-name="P78"><text:tab/>Esta clase es la encargada de resolver las todos los tipos de consultas hechas por un cliente yo agente.</text:p>
      <text:p text:style-name="P78"></text:p>
      <text:p text:style-name="P83">Atributos:</text:p>
      <text:list xml:id="list1079235779" text:style-name="L3">
        <text:list-item>
          <text:p text:style-name="P7"><text:span text:style-name="T2">Indice &lt;Dimension&gt; _indDimensiones</text:span>: es vector dinamico que contiene los</text:p>
        </text:list-item>
      </text:list>
      <text:p text:style-name="P81"><text:tab/>indices de ids de registro que se utilizaran para filtrar los datos en<text:tab/>la resolucion de una <text:tab/>consulta. El tipo Dimension es un std::string.</text:p>
      <text:p text:style-name="P81"><text:s/></text:p>
      <text:list xml:id="list1327374957" text:style-name="L4">
        <text:list-item>
          <text:p text:style-name="P8"><text:span text:style-name="T2">IndiceDeFechas _indFechas</text:span>: es un indice especial utilizado para guardar</text:p>
        </text:list-item>
      </text:list>
      <text:p text:style-name="P81"><text:tab/>los id de registros y filtrarlos a partir de una gran cantidad de diferentes tipos de rangos.</text:p>
      <text:p text:style-name="P81"><text:s/></text:p>
      <text:list xml:id="list1288702476" text:style-name="L9">
        <text:list-item>
          <text:p text:style-name="P9"><text:span text:style-name="T2">ArchivoDeDatos _archDatos</text:span>: clase que se encarga de almacenar los registros</text:p>
        </text:list-item>
      </text:list>
      <text:p text:style-name="P81"><text:tab/>en disco y permite acceder a estos a partir de su id cuando sea necesario</text:p>
      <text:p text:style-name="P81"><text:s/></text:p>
      <text:list xml:id="list2010930639" text:style-name="L7">
        <text:list-item>
          <text:p text:style-name="P10"><text:span text:style-name="T2">unsigned _cantDimensionesSimples</text:span>: se utiliza para tener la cantidad de</text:p>
        </text:list-item>
      </text:list>
      <text:p text:style-name="P4"><text:tab/> dimensiones simples que poseen por parte del Modelo.</text:p>
      <text:p text:style-name="P84"/>
      <text:p text:style-name="P78"></text:p>
      <text:p text:style-name="P80">Clase ClienteRemoto</text:p>
      <text:p text:style-name="P78"><text:tab/><text:tab/><text:tab/><text:tab/><text:tab/><text:tab/> </text:p>
      <text:p text:style-name="P81"><text:tab/>Esta clase es el proxy del cliente. A traves de la misma el servidor obtendrá consultas realizadas y enviara respuestas. Es, a su vez, producer que alimenta la cola de consultas del servidor. Se maneja en un hilo aparte, dado que va a haber un ClienteRemoto por cliente conectado al servidor.</text:p>
      <text:p text:style-name="P78"><text:s/></text:p>
      <text:p text:style-name="P83">Atributos:</text:p>
      <text:p text:style-name="P78"></text:p>
      <text:list xml:id="list338996789" text:style-name="L10">
        <text:list-item>
          <text:p text:style-name="P16"><text:span text:style-name="T2">Mutex m</text:span>: es un mutex que se utiliza para manejar correctamente el envío</text:p>
        </text:list-item>
      </text:list>
      <text:p text:style-name="P78"><text:tab/>de respuestas a traves del socket al cliente.</text:p>
      <text:p text:style-name="P78"><text:s text:c="2"/></text:p>
      <text:list xml:id="list1950191657" text:style-name="L11">
        <text:list-item>
          <text:p text:style-name="P17"><text:span text:style-name="T2">Socket cliente</text:span>: es el socket que se encuentra conectado al agente. El</text:p>
        </text:list-item>
      </text:list>
      <text:p text:style-name="P78"><text:tab/>ClienteRemoto se debe encargar de liberarlo y cerrarlo debidamente.</text:p>
      <text:p text:style-name="P78"><text:s text:c="2"/></text:p>
      <text:list xml:id="list374013764" text:style-name="L12">
        <text:list-item>
          <text:p text:style-name="P18"><text:span text:style-name="T2">ResolvedorConsultas&amp; blresolvedor</text:span>: la interfaz resolvedor consultas </text:p>
        </text:list-item>
      </text:list>
      <text:p text:style-name="P15"><text:tab/>nos <text:s/>permite desacoplarnos de lo que sea que haya abajo. El único requisito</text:p>
      <text:p text:style-name="P78"><text:tab/>es que mantenga el invariante de que las consultas se deben ejecutar en paralelo.</text:p>
      <text:p text:style-name="P78"><text:s text:c="2"/></text:p>
      <text:list xml:id="list738195507" text:style-name="L13">
        <text:list-item>
          <text:p text:style-name="P19"><text:span text:style-name="T2">unsigned id</text:span>: un id de cliente remoto, que sirve para identificación</text:p>
        </text:list-item>
      </text:list>
      <text:p text:style-name="P78"><text:s text:c="2"/></text:p>
      <text:list xml:id="list1726468667" text:style-name="L14">
        <text:list-item>
          <text:p text:style-name="P20"><text:span text:style-name="T2">ConsultasClientesServidor&amp; cconsultas</text:span>: es una referencia a la cola de</text:p>
        </text:list-item>
      </text:list>
      <text:p text:style-name="P78"><text:tab/>consultas de los clientes del servidor. Es la cola que contiene todos los pedidos </text:p>
      <text:p text:style-name="P78"><text:tab/>de consulta que tiene el servidor. La misma debe ser “tread safe”.</text:p>
      <text:p text:style-name="P78"/>
      <text:p text:style-name="P82"><text:span text:style-name="T2">Métodos públicos:</text:span></text:p>
      <text:list xml:id="list1004305060" text:style-name="L22">
        <text:list-item>
          <text:p text:style-name="P24"><text:span text:style-name="T2">void correr()</text:span></text:p>
        </text:list-item>
      </text:list>
      <text:p text:style-name="P78"><text:tab/><text:tab/>Método que se ejecuta mientras este en ejecución el hilo. Es el</text:p>
      <text:p text:style-name="P78"><text:tab/><text:tab/>encargado de recibir elementos del socket y encolarlos para que</text:p>
      <text:p text:style-name="P78"><text:tab/><text:tab/>responda el servidor</text:p>
      <text:p text:style-name="P78"/>
      <text:list xml:id="list107058283" text:style-name="L17">
        <text:list-item>
          <text:p text:style-name="P23"><text:span text:style-name="T2">void detener_cliente()</text:span></text:p>
        </text:list-item>
      </text:list>
      <text:p text:style-name="P78"><text:tab/><text:tab/>Detiene la ejecución del cliente remoto. Cierra la conexión, detiene</text:p>
      <text:p text:style-name="P78"><text:tab/><text:tab/>y sincroniza</text:p>
      <text:p text:style-name="P78"/>
      <text:list xml:id="list1564109456" text:style-name="L16">
        <text:list-item>
          <text:p text:style-name="P22"><text:span text:style-name="T2">void enviarRespuesta(Respuesta&amp; r)</text:span></text:p>
        </text:list-item>
      </text:list>
      <text:p text:style-name="P78"><text:tab/><text:tab/>Envía la respuesta obtenida del servidor al cliente</text:p>
      <text:p text:style-name="P78"/>
      <text:list xml:id="list624291287" text:style-name="L15">
        <text:list-item>
          <text:p text:style-name="P21"><text:span text:style-name="T2">ClienteRemoto(Socket cl, ResolvedorConsultas&amp; rcons, ConsultasClientesServidor&amp; cons)</text:span></text:p>
        </text:list-item>
      </text:list>
      <text:p text:style-name="P78"><text:tab/><text:tab/>constructor del servidor remoto. Recibe el socket activo conectado</text:p>
      <text:p text:style-name="P78"><text:tab/><text:tab/>con el cliente, un resolvedor de consultas y la cola.</text:p>
      <text:p text:style-name="P78"/>
      <text:p text:style-name="P78"/>
      <text:list xml:id="list269637471" text:style-name="L19">
        <text:list-item>
          <text:p text:style-name="P56">~ClienteRemoto()</text:p>
        </text:list-item>
      </text:list>
      <text:p text:style-name="P78"><text:tab/><text:tab/>destructor de cliente remoto. Si esta corriendo, lo detiene. Si</text:p>
      <text:p text:style-name="P78"><text:soft-page-break/><text:tab/><text:tab/>esta conectado, lo desconecta</text:p>
      <text:p text:style-name="P78"/>
      <text:p text:style-name="P78"/>
      <text:p text:style-name="P80">Clase ComparadorHechos</text:p>
      <text:p text:style-name="P78"></text:p>
      <text:p text:style-name="P78"><text:tab/>Esta clase es la encargada de decidir si un registro en particular debe o no ser filtrado a partir de filtros de Hechos. Construyéndose a partir un Consulta en particular.</text:p>
      <text:p text:style-name="P78"></text:p>
      <text:p text:style-name="P83">Atributos:</text:p>
      <text:list xml:id="list1258895413" text:style-name="L23">
        <text:list-item>
          <text:p text:style-name="P25"><text:span text:style-name="T2">bool _filtrarHechos</text:span>: booleano indicando si debe comprobar el registro a analizar</text:p>
        </text:list-item>
      </text:list>
      <text:p text:style-name="P78"><text:tab/>o no, es decir, solo filtra si hay filtros o entradas de hechos.</text:p>
      <text:p text:style-name="P78"></text:p>
      <text:list xml:id="list705813958" text:style-name="L25">
        <text:list-item>
          <text:p text:style-name="P26"><text:span text:style-name="T2">std::vector &lt;unsigned&gt; _indHechos</text:span>: Contenedor utilizado para guardar los </text:p>
        </text:list-item>
      </text:list>
      <text:p text:style-name="P15"><text:tab/>índices de campo(segun Organizacion) de los hechos que se tiene que filtrar.</text:p>
      <text:p text:style-name="P78"></text:p>
      <text:list xml:id="list1758261881" text:style-name="L26">
        <text:list-item>
          <text:p text:style-name="P27"><text:span text:style-name="T2">std::vector &lt;std::string&gt; _valorHechos</text:span>: Contenedor utilizado para guardar </text:p>
        </text:list-item>
      </text:list>
      <text:p text:style-name="P15"><text:tab/>los valores por los cual se tiene que filtrar los registros.</text:p>
      <text:p text:style-name="P78"></text:p>
      <text:list xml:id="list1986349376" text:style-name="L27">
        <text:list-item>
          <text:p text:style-name="P28"><text:span text:style-name="T2">std::string _campoActual</text:span>: string utilizado para guardar el campo de registro</text:p>
        </text:list-item>
      </text:list>
      <text:p text:style-name="P15"><text:tab/>temporalmente.</text:p>
      <text:p text:style-name="P78"></text:p>
      <text:list xml:id="list331096768" text:style-name="L28">
        <text:list-item>
          <text:p text:style-name="P29"><text:span text:style-name="T2">Utilitario u</text:span>: clase utilizada para hacer operaciones y cálculos auxiliares.</text:p>
        </text:list-item>
      </text:list>
      <text:p text:style-name="P15"/>
      <text:p text:style-name="P15"/>
      <text:p text:style-name="P12">Clase ContenedorAgentes</text:p>
      <text:p text:style-name="P15"><text:s/></text:p>
      <text:p text:style-name="P4"><text:tab/>Es una clase que hace de interfaz a un objeto que pueda contener a los agentes remotos. La misma sera aplicada por el controlador del servidor que los contendrá a todos. Sirve como para mitigar el acoplamiento.</text:p>
      <text:p text:style-name="P15"/>
      <text:p text:style-name="P55">Métodos:</text:p>
      <text:list xml:id="list387712475" text:style-name="L30">
        <text:list-item>
          <text:p text:style-name="P31"><text:span text:style-name="T2">virtual void agregarAgente(AgenteRemoto agt) = 0</text:span></text:p>
        </text:list-item>
      </text:list>
      <text:p text:style-name="P15"><text:tab/><text:tab/>Método virtual abstracto que debe implementar cada contenedor.</text:p>
      <text:p text:style-name="P15"/>
      <text:p text:style-name="P15"/>
      <text:p text:style-name="P12">Clase ContenedorClientes</text:p>
      <text:p text:style-name="P15"><text:s/></text:p>
      <text:p text:style-name="P4"><text:tab/>Es una clase que hace de interfaz a un objeto que pueda contener a los clientes remotos. La misma sera aplicada por el controlador del servidor que los contendrá a todos. Sirve como para mitigar el acoplamiento.</text:p>
      <text:p text:style-name="P15"/>
      <text:p text:style-name="P13">Metodos:</text:p>
      <text:list xml:id="list1803576137" text:style-name="L29">
        <text:list-item>
          <text:p text:style-name="P30"><text:span text:style-name="T2">virtual void agregarCliente(ClienteRemoto cli) = 0</text:span></text:p>
        </text:list-item>
      </text:list>
      <text:p text:style-name="P15"><text:tab/><text:tab/>Método virtual abstracto que debe implementar cada contenedor.</text:p>
      <text:p text:style-name="P15"/>
      <text:p text:style-name="P15"/>
      <text:p text:style-name="P12">Clase ControladorServidor</text:p>
      <text:p text:style-name="P15"></text:p>
      <text:p text:style-name="P4"><text:soft-page-break/><text:tab/>Esta clase es fundamental. Su rol es controlar el flujo correcto de resolución de consultas y actualizaciones. Se encarga de permitir que el servidor maneje múltiples consultas, como también de frenarlas cuando se requiera de procesar actualizaciones. Contiene un Pool de workers, cada</text:p>
      <text:p text:style-name="P4">uno con una dedicación a alguna de las tareas ya sean de actualización como de consultas. Implementa interfaces como ResolvedorConsultas, ResolvedorEntradas, ContenedorClientes y ContenedorAgentes, que hace que sus workers solo vean lo que necesiten ver de el.</text:p>
      <text:p text:style-name="P4"><text:tab/>Es el encargado también de leer la configuración de puertos que va a tener el servidor, de manejar los hilos que se encargan de recibir clientes y agentes. En definitiva, es el encargado de la coordinación de la concurrencia del servidor.</text:p>
      <text:p text:style-name="P4"></text:p>
      <text:p text:style-name="P15">Atributos:</text:p>
      <text:p text:style-name="P15"></text:p>
      <text:list xml:id="list1431478185" text:style-name="L31">
        <text:list-item>
          <text:p text:style-name="P32"><text:span text:style-name="T2">ConsultasAgentesServidor centradas</text:span>: es la cola que contendrá todos los</text:p>
        </text:list-item>
      </text:list>
      <text:p text:style-name="P15"><text:tab/>pedidos de actualización recibidos de los agentes. Dicha cola es “thread</text:p>
      <text:p text:style-name="P15"><text:tab/>safe” y sera compartida con todos los workers que estén en el pool de</text:p>
      <text:p text:style-name="P15"><text:tab/>workers para agentes.</text:p>
      <text:p text:style-name="P15"><text:tab/></text:p>
      <text:list xml:id="list1693919944" text:style-name="L32">
        <text:list-item>
          <text:p text:style-name="P33"><text:span text:style-name="T2">ConsultasClientesServidor cconsultas</text:span>: es la cola que contendrá todos los</text:p>
        </text:list-item>
      </text:list>
      <text:p text:style-name="P15"><text:tab/>pedidos de consultas recibidos de los clientes. Dicha cola es thread safe</text:p>
      <text:p text:style-name="P15"><text:tab/>y sera compartida con todos los workers que estén en el pool de workers</text:p>
      <text:p text:style-name="P15"><text:tab/>para clientes.</text:p>
      <text:p text:style-name="P15"></text:p>
      <text:list xml:id="list1204257261" text:style-name="L33">
        <text:list-item>
          <text:p text:style-name="P6"><text:span text:style-name="T2">unsigned int ncons</text:span>: es un indicador de la cantidad de consultas en</text:p>
        </text:list-item>
      </text:list>
      <text:p text:style-name="P4"><text:tab/>proceso, que es distinto a la cantidad de consultas encoladas. Sirve</text:p>
      <text:p text:style-name="P4"><text:tab/>para poder coordinar las consultas y las actualizaciones.</text:p>
      <text:p text:style-name="P15"><text:tab/></text:p>
      <text:list xml:id="list1159999999" text:style-name="L34">
        <text:list-item>
          <text:p text:style-name="P5"><text:span text:style-name="T2">unsigned int nact</text:span>: es un indicador de la cantidad de entradas en proceso,</text:p>
        </text:list-item>
      </text:list>
      <text:p text:style-name="P4"><text:tab/>que es distinto a la cantidad de entradas encoladas. Sirve para coordinar</text:p>
      <text:p text:style-name="P4"><text:tab/>el proceso de actualización con el de consulta. A diferencia de ncons,</text:p>
      <text:p text:style-name="P4"><text:tab/>nact debe ser o 1 o 0.</text:p>
      <text:p text:style-name="P15"></text:p>
      <text:list xml:id="list1997445149" text:style-name="L35">
        <text:list-item>
          <text:p text:style-name="P34"><text:span text:style-name="T2">lclientes clientes</text:span>: es la lista que contiene todos los proxy de los clientes</text:p>
        </text:list-item>
      </text:list>
      <text:p text:style-name="P15"><text:tab/>conectados. Se utiliza para poder detenerlos y eliminarlos en caso de que se</text:p>
      <text:p text:style-name="P15"><text:tab/>quiera cerrar el servidor.</text:p>
      <text:p text:style-name="P15"></text:p>
      <text:list xml:id="list1061804541" text:style-name="L36">
        <text:list-item>
          <text:p text:style-name="P35"><text:span text:style-name="T2">Puerto puerto_clientes</text:span>: es el numero de puerto por el cual se conectan</text:p>
        </text:list-item>
      </text:list>
      <text:p text:style-name="P15"><text:tab/>los clientes.</text:p>
      <text:p text:style-name="P15"></text:p>
      <text:list xml:id="list1819898899" text:style-name="L37">
        <text:list-item>
          <text:p text:style-name="P36"><text:span text:style-name="T2">Puerto puerto_agentes</text:span>: es el numero de puerto por el cual se conectan</text:p>
        </text:list-item>
      </text:list>
      <text:p text:style-name="P15"><text:tab/>los agentes.</text:p>
      <text:p text:style-name="P15"><text:tab/></text:p>
      <text:list xml:id="list1321638490" text:style-name="L38">
        <text:list-item>
          <text:p text:style-name="P37"><text:span text:style-name="T2">lagentes agentes</text:span>: es la lista que contiene todos los proxy de los agentes</text:p>
        </text:list-item>
      </text:list>
      <text:p text:style-name="P15"><text:tab/>conectados. Se utiliza para poder detenerlos y eliminarlos en caso de que</text:p>
      <text:p text:style-name="P15"><text:tab/>se quiera cerrar el servidor.</text:p>
      <text:p text:style-name="P15"></text:p>
      <text:list xml:id="list860756349" text:style-name="L39">
        <text:list-item>
          <text:p text:style-name="P38"><text:span text:style-name="T2">ResolvedorConsultas&amp; rcons</text:span>: contiene una referencia al objeto que se</text:p>
        </text:list-item>
      </text:list>
      <text:p text:style-name="P15"><text:tab/>encargue de resolver las consultas.</text:p>
      <text:p text:style-name="P15"></text:p>
      <text:list xml:id="list862858618" text:style-name="L40">
        <text:list-item>
          <text:p text:style-name="P39"><text:span text:style-name="T2">ResolvedorEntradas&amp; rentr</text:span>: contiene una referencia al objeto que se</text:p>
        </text:list-item>
      </text:list>
      <text:p text:style-name="P15"><text:soft-page-break/><text:tab/>encargue de resolver las entradas.</text:p>
      <text:p text:style-name="P15"></text:p>
      <text:list xml:id="list1749192192" text:style-name="L41">
        <text:list-item>
          <text:p text:style-name="P40"><text:span text:style-name="T2">ThreadEntradaAgentes tagentes</text:span>: este hilo se encargara de recibir todas</text:p>
        </text:list-item>
      </text:list>
      <text:p text:style-name="P15"><text:tab/>las conexiones ingresantes de los agentes.</text:p>
      <text:p text:style-name="P15"></text:p>
      <text:list xml:id="list1323177083" text:style-name="L42">
        <text:list-item>
          <text:p text:style-name="P41"><text:span text:style-name="T2">ThreadEntradaClientes tclientes</text:span>: este hilo se encargara de recibir todas</text:p>
        </text:list-item>
      </text:list>
      <text:p text:style-name="P15"><text:tab/>las conexiones ingresantes de los clientes.</text:p>
      <text:p text:style-name="P15"><text:tab/></text:p>
      <text:list xml:id="list1532571187" text:style-name="L43">
        <text:list-item>
          <text:p text:style-name="P42"><text:span text:style-name="T2">PoolClientes poolclientes</text:span>: este es el pool de workers que minara de</text:p>
        </text:list-item>
      </text:list>
      <text:p text:style-name="P15"><text:tab/>la cola de consultas de clientes.</text:p>
      <text:p text:style-name="P15"><text:tab/></text:p>
      <text:list xml:id="list2076547503" text:style-name="L44">
        <text:list-item>
          <text:p text:style-name="P43"><text:span text:style-name="T2">PoolAgentes poolagentes</text:span>: este es el pool de workers que minara de la</text:p>
        </text:list-item>
      </text:list>
      <text:p text:style-name="P15"><text:tab/>cola de consultas de agentes.</text:p>
      <text:p text:style-name="P15"><text:tab/></text:p>
      <text:list xml:id="list635324229" text:style-name="L45">
        <text:list-item>
          <text:p text:style-name="P44"><text:span text:style-name="T2">Mutex m</text:span>: este mutex es el que se utilizara para coordinar las actualizaciones</text:p>
        </text:list-item>
      </text:list>
      <text:p text:style-name="P15"><text:tab/>y las consultas.</text:p>
      <text:p text:style-name="P15"><text:tab/></text:p>
      <text:p text:style-name="P13">Metodos publicos:</text:p>
      <text:list xml:id="list1997059407" text:style-name="L47">
        <text:list-item>
          <text:p text:style-name="P58">Respuesta resolverEntrada(Consulta&amp; entrada)</text:p>
        </text:list-item>
      </text:list>
      <text:p text:style-name="P88"><text:tab/><text:tab/>Este método es el encargado de resolver las actualizaciones. Si</text:p>
      <text:p text:style-name="P88"><text:tab/><text:tab/>hay consultas resolviéndose en el momento de la llamada, este método</text:p>
      <text:p text:style-name="P88"><text:tab/><text:tab/>quedara bloqueado hasta que pueda realizar la actualización.</text:p>
      <text:p text:style-name="P87"/>
      <text:list xml:id="list920951048" text:style-name="L48">
        <text:list-item>
          <text:p text:style-name="P57">Respuesta resolver(Consulta&amp; entrada)</text:p>
        </text:list-item>
      </text:list>
      <text:p text:style-name="P88"><text:tab/><text:tab/>Este método es el encargado de resolver las consultas. Si hay entradas resolviéndose</text:p>
      <text:p text:style-name="P88"><text:tab/><text:tab/>en el momento de la llamada, este método quedara bloqueado hasta que pueda realizar</text:p>
      <text:p text:style-name="P88"><text:tab/><text:tab/>la consulta. Sin embargo este método no se bloqueara si otras consultas están en proceso, <text:tab/><text:tab/>permitiendo la resolución de consultas de forma concurrente.</text:p>
      <text:p text:style-name="P87"/>
      <text:list xml:id="list233382865" text:style-name="L49">
        <text:list-item>
          <text:p text:style-name="P59">ControladorServidor(ResolvedorConsultas&amp; cons, ResolvedorEntradas&amp; rent,</text:p>
        </text:list-item>
      </text:list>
      <text:p text:style-name="P55"><text:tab/><text:tab/><text:tab/><text:tab/><text:tab/><text:tab/><text:tab/><text:tab/>Puerto pclientes, Puerto pagentes)</text:p>
      <text:p text:style-name="P87"><text:tab/><text:tab/>Este es el constructor de controladorServidor. Debe recibir a los resolvedores <text:tab/><text:tab/><text:tab/><text:tab/>correspondientes y los puertos que serán utilizados<text:tab/>por los agentes.</text:p>
      <text:p text:style-name="P15"><text:tab/> </text:p>
      <text:list xml:id="list524487259" text:style-name="L54">
        <text:list-item>
          <text:p text:style-name="P64">bool activo();</text:p>
        </text:list-item>
      </text:list>
      <text:p text:style-name="P89"><text:tab/><text:tab/><text:tab/>Método utilizado para saber si las entradas siguen activas.</text:p>
      <text:p text:style-name="P89"/>
      <text:list xml:id="list1440773122" text:style-name="L55">
        <text:list-item>
          <text:p text:style-name="P65">void agregarCliente(ClienteRemoto rem)</text:p>
        </text:list-item>
      </text:list>
      <text:p text:style-name="P87"><text:tab/><text:tab/>El método que permite agregar un cliente remoto a su lista. Es el heredado de la interfaz <text:tab/><text:tab/><text:tab/>ContenedorClientes.</text:p>
      <text:p text:style-name="P15"/>
      <text:list xml:id="list2121339626" text:style-name="L53">
        <text:list-item>
          <text:p text:style-name="P63">void agregarAgente(AgenteRemoto rem)</text:p>
        </text:list-item>
      </text:list>
      <text:p text:style-name="P87"><text:tab/><text:tab/>El metodo que permite agregar un agente remoto a su lista. Es el heredado de la interfaz <text:tab/><text:tab/><text:tab/>ContenedorAgentes.</text:p>
      <text:p text:style-name="P87"/>
      <text:list xml:id="list1560001581" text:style-name="L52">
        <text:list-item>
          <text:p text:style-name="P62">void comenzar()</text:p>
        </text:list-item>
      </text:list>
      <text:p text:style-name="P87"><text:tab/><text:tab/>Se encarga de inicar los hilos correspondientes a los que escuchan conexiones y a los pools <text:tab/><text:tab/>de workers.</text:p>
      <text:p text:style-name="P15"><text:soft-page-break/></text:p>
      <text:list xml:id="list1458107157" text:style-name="L51">
        <text:list-item>
          <text:p text:style-name="P61">void detener()</text:p>
        </text:list-item>
      </text:list>
      <text:p text:style-name="P87"><text:tab/><text:tab/>Se encarga de detener todos los hilos, tanto los workers como los que escuchan </text:p>
      <text:p text:style-name="P87"><text:tab/><text:tab/>conexiones ingresantes, cierra las colas de consultas y realiza tareas varias previas </text:p>
      <text:p text:style-name="P87"><text:tab/><text:tab/>a la destrucción del mismo.</text:p>
      <text:p text:style-name="P15"/>
      <text:list xml:id="list1521295022" text:style-name="L50">
        <text:list-item>
          <text:p text:style-name="P60">~ControladorServidor()</text:p>
        </text:list-item>
      </text:list>
      <text:p text:style-name="P87"><text:tab/><text:tab/>El destructor del controlador. Si esta en ejecución, libera toda la memoria que corresponda, <text:tab/><text:tab/>cerrando conexiones y deteniendo hilos.</text:p>
      <text:p text:style-name="P87"/>
      <text:p text:style-name="P78"/>
      <text:p text:style-name="P80">Clase HiloResponderConsulta</text:p>
      <text:p text:style-name="P78"></text:p>
      <text:p text:style-name="P81"><text:tab/>Es la clase encargada de la resolución de consultas del cliente. Es una clase heredera de hilo que hace las de consumer de la cola de consultas del servidor. A su vez, se encarga de enviar la consulta a traves del socket del cliente requerido.</text:p>
      <text:p text:style-name="P78"></text:p>
      <text:p text:style-name="P78"><text:span text:style-name="T6">Atributos:</text:span></text:p>
      <text:list xml:id="list2092748985" text:style-name="L56">
        <text:list-item>
          <text:p text:style-name="P45"><text:span text:style-name="T2">ConsultasClientesServidor&amp; cconsultas</text:span>: es una referencia a la cola de</text:p>
        </text:list-item>
      </text:list>
      <text:p text:style-name="P78"><text:tab/>consultas del servidor. De acá obtendrá las consultas a resolver. Notar</text:p>
      <text:p text:style-name="P78"><text:tab/>que esta cola debe ser bloqueante en el método pop2.</text:p>
      <text:p text:style-name="P78"><text:tab/></text:p>
      <text:list xml:id="list1739394341" text:style-name="L57">
        <text:list-item>
          <text:p text:style-name="P46"><text:span text:style-name="T2">ResolvedorConsultas&amp; resolvedor</text:span>: es una referencia al objeto que se</text:p>
        </text:list-item>
      </text:list>
      <text:p text:style-name="P78"><text:tab/>encargue de resolver las consultas.</text:p>
      <text:p text:style-name="P78"></text:p>
      <text:p text:style-name="P83">Metodos publicos:</text:p>
      <text:p text:style-name="P78"></text:p>
      <text:list xml:id="list342608068" text:style-name="L58">
        <text:list-item>
          <text:p text:style-name="P66">HiloResponderConsulta(ConsultasClientesServidor&amp; cconsultas, ResolvedorConsultas&amp; rcons)</text:p>
        </text:list-item>
      </text:list>
      <text:p text:style-name="P78"><text:tab/>Constructor de HiloResponderconsulta. Recibe las referencias correspondientes a la </text:p>
      <text:p text:style-name="P78"><text:tab/>cola de consultas y al resolvedor.</text:p>
      <text:p text:style-name="P78"></text:p>
      <text:list xml:id="list660925211" text:style-name="L59">
        <text:list-item>
          <text:p text:style-name="P67">void correr()</text:p>
        </text:list-item>
      </text:list>
      <text:p text:style-name="P78"><text:tab/>Es el método llamado por el callback del hilo. Es el encargado de<text:tab/>sacar consultas de</text:p>
      <text:p text:style-name="P78"><text:tab/> la cola, pedir la respuesta y enviarla a traves del ClienteRemoto correspondiente.<text:tab/></text:p>
      <text:p text:style-name="P78"/>
      <text:p text:style-name="P78"/>
      <text:p text:style-name="P78"/>
      <text:p text:style-name="P80">Clase HiloResponderEntrada</text:p>
      <text:p text:style-name="P78"></text:p>
      <text:p text:style-name="P81"><text:tab/>Es la clase encargada de la resolución de entradas del agente. Es una clase heredera de hilo que hace las de consumer de la cola de entradas del servidor. A su vez, se encarga de enviar la respuestas a traves del socket del agente pertinente.</text:p>
      <text:p text:style-name="P78"></text:p>
      <text:p text:style-name="P78"><text:span text:style-name="T6">Atributos:</text:span></text:p>
      <text:list xml:id="list1520393327" text:style-name="L61">
        <text:list-item>
          <text:p text:style-name="P48"><text:span text:style-name="T2">ConsultasAgentesServidor&amp; centradas</text:span>: es una referencia a la cola de</text:p>
        </text:list-item>
      </text:list>
      <text:p text:style-name="P78"><text:tab/>entradas del servidor. De acá obtendrá las entradas a resolver. Notar que esta cola debe ser <text:tab/>bloqueante en el método pop2.</text:p>
      <text:p text:style-name="P78"><text:soft-page-break/><text:tab/></text:p>
      <text:list xml:id="list839648232" text:style-name="L60">
        <text:list-item>
          <text:p text:style-name="P47"><text:span text:style-name="T2">ResolvedorEntradas&amp; resolvedor</text:span>: es una referencia al objeto que se encargue</text:p>
        </text:list-item>
      </text:list>
      <text:p text:style-name="P15"><text:tab/> de resolver las entradas.</text:p>
      <text:p text:style-name="P78"></text:p>
      <text:p text:style-name="P83">Metodos publicos:</text:p>
      <text:list xml:id="list1943781696" text:style-name="L62">
        <text:list-item>
          <text:p text:style-name="P49"><text:span text:style-name="T2">HiloResponderEntrada(ConsultasAgentesServidor&amp; centr, ResolvedorEntadas&amp; rentr)</text:span></text:p>
        </text:list-item>
      </text:list>
      <text:p text:style-name="P81"><text:tab/>Constructor de HiloResponderEntrada. Recibe las referencias correspondientes a la </text:p>
      <text:p text:style-name="P81"><text:tab/>cola de entradas y al resolvedor.</text:p>
      <text:p text:style-name="P81"></text:p>
      <text:list xml:id="list1608080582" text:style-name="L63">
        <text:list-item>
          <text:p text:style-name="P68">void correr()</text:p>
        </text:list-item>
      </text:list>
      <text:p text:style-name="P81"><text:tab/>Es el método llamado por el callback del hilo. Es el encargado de<text:tab/>sacar consultas de </text:p>
      <text:p text:style-name="P81"><text:tab/>la cola, pedir la respuesta y enviarla a traves<text:tab/>del AgenteRemoto correspondiente.<text:tab/><text:tab/></text:p>
      <text:p text:style-name="P78"/>
      <text:p text:style-name="P78"/>
      <text:p text:style-name="P80">Clase IndiceDeFechas</text:p>
      <text:p text:style-name="P78"></text:p>
      <text:p text:style-name="P81"><text:tab/>Esta clase es la encargada de funcionar como un índice para las fechas, guardando los id</text:p>
      <text:p text:style-name="P81">de registros, permitiendo que los ids sean recuperados por distintos tipos de rangos para las fechas.</text:p>
      <text:p text:style-name="P78"></text:p>
      <text:p text:style-name="P78"><text:span text:style-name="T6">Atributos:</text:span></text:p>
      <text:list xml:id="list1299364451" text:style-name="L64">
        <text:list-item>
          <text:p text:style-name="P50"><text:span text:style-name="T2">MapaDeFechas _fechas</text:span>: mapa que guarda conjuntos de id de registros</text:p>
        </text:list-item>
      </text:list>
      <text:p text:style-name="P78"><text:tab/>los valores de fechas que haya.</text:p>
      <text:p text:style-name="P78"></text:p>
      <text:list xml:id="list2103898355" text:style-name="L65">
        <text:list-item>
          <text:p text:style-name="P51"><text:span text:style-name="T2">M_Fechas m_fechas</text:span>: encargada de manejar y transformar formatos de fechas</text:p>
        </text:list-item>
      </text:list>
      <text:p text:style-name="P78"><text:tab/>para que sea fácil de recuperar registros a partir de una fecha simple o compuesta.</text:p>
      <text:p text:style-name="P78"/>
      <text:p text:style-name="P80">Clase PoolAgentes</text:p>
      <text:p text:style-name="P78"><text:tab/></text:p>
      <text:p text:style-name="P81"><text:tab/>Es una clase que tiene una determinada cantidad de workers que consumen de la cola de agentes. No es mas que una forma de encapsular una lista que contiene N instancias de HiloResponderEntrada.</text:p>
      <text:p text:style-name="P81"></text:p>
      <text:p text:style-name="P81"><text:tab/>Sus únicos métodos, detener() e iniciar() se encargan de detener e iniciar los hilos que contenga en su lista.</text:p>
      <text:p text:style-name="P78"/>
      <text:p text:style-name="P78"/>
      <text:p text:style-name="P80">Clase PoolClientes</text:p>
      <text:p text:style-name="P78"><text:tab/></text:p>
      <text:p text:style-name="P81"><text:tab/>Es una clase que tiene una determinada cantidad de workers que consumen de la cola de clientes. No es mas que una forma de encapsular una lista que contiene N instancias de HiloResponderConsulta.</text:p>
      <text:p text:style-name="P78"></text:p>
      <text:p text:style-name="P78"><text:tab/>Sus únicos métodos, detener() e iniciar() se encargan de detener e iniciar los hilos que contenga en su lista.</text:p>
      <text:p text:style-name="P78"/>
      <text:p text:style-name="P78"/>
      <text:p text:style-name="P80">Clase Servidor</text:p>
      <text:p text:style-name="P78"><text:soft-page-break/></text:p>
      <text:p text:style-name="P81"><text:tab/>Esta clase es la que se maneja desde el programa principal. La clase contendrá a la base de datos, los verificadores y al controlador. En si, es la clase que nuclea las funcionalidades necesarias para el funcionamiento.</text:p>
      <text:p text:style-name="P78"></text:p>
      <text:p text:style-name="P81"><text:tab/>Su función es básicamente iniciar la base de datos, los verificadores y el controlador. A su vez, también transmite las consultas y actualizaciones a la base de datos, haciendo previa verificación de las mismas.</text:p>
      <text:p text:style-name="P78"></text:p>
      <text:p text:style-name="P83">Métodos públicos:</text:p>
      <text:list xml:id="list1674922640" text:style-name="L67">
        <text:list-item>
          <text:p text:style-name="P52"><text:span text:style-name="T2">Respuesta resolverEntrada(Consulta&amp; entrada)</text:span></text:p>
        </text:list-item>
      </text:list>
      <text:p text:style-name="P81"><text:tab/>Es el método que realiza las actualizaciones. Antes de pasarle la consulta a la base </text:p>
      <text:p text:style-name="P81"><text:tab/>de datos, realiza una verificación de la entrada. Si es valida, pasara la entrada a la base de <text:tab/>datos. En caso contrario, devuelve un mensaje de error.</text:p>
      <text:p text:style-name="P78"/>
      <text:list xml:id="list740022700" text:style-name="L66">
        <text:list-item>
          <text:p text:style-name="P70">Respuesta resolver(Consulta&amp; entrada)</text:p>
        </text:list-item>
      </text:list>
      <text:p text:style-name="P81"><text:tab/>Es el método que realiza las consultas. Antes de pasarle la consulta a la base de datos,</text:p>
      <text:p text:style-name="P81"><text:s/><text:tab/>realiza una verificación de la<text:tab/>misma. Si es valida, pasara la consulta a la base de datos, <text:tab/>obteniendo la respuesta a la misma. En caso contrario, devuelve un mensaje de error.</text:p>
      <text:p text:style-name="P78"/>
      <text:list xml:id="list1494928174" text:style-name="L69">
        <text:list-item>
          <text:p text:style-name="P69">bool funcional()</text:p>
        </text:list-item>
      </text:list>
      <text:p text:style-name="P78"><text:tab/>Evalúa si el servidor esta funcional, es decir si los receptores de conexión son validos </text:p>
      <text:p text:style-name="P78"/>
      <text:p text:style-name="P7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s" fo:country="A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igue </meta:initial-creator>
    <meta:creation-date>2012-06-26T14:33:24</meta:creation-date>
    <dc:date>2012-06-26T16:01:39</dc:date>
    <dc:creator>Migue </dc:creator>
    <meta:editing-duration>PT01H28M18S</meta:editing-duration>
    <meta:editing-cycles>63</meta:editing-cycles>
    <meta:generator>OpenOffice.org/3.2$Linux OpenOffice.org_project/320m12$Build-9483</meta:generator>
    <meta:document-statistic meta:table-count="0" meta:image-count="0" meta:object-count="0" meta:page-count="9" meta:paragraph-count="298" meta:word-count="2467" meta:character-count="16014"/>
  </office:meta>
</office:document-meta>
</file>